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2.593cm"/>
    </style:style>
    <style:style style:name="Tableau1.B" style:family="table-column">
      <style:table-column-properties style:column-width="11.113cm"/>
    </style:style>
    <style:style style:name="Tableau1.C" style:family="table-column">
      <style:table-column-properties style:column-width="3.30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b8c" officeooo:paragraph-rsid="000e7652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4fcec" officeooo:paragraph-rsid="0014fcec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570f8" officeooo:paragraph-rsid="001570f8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59a91" officeooo:paragraph-rsid="00159a91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14fcec" officeooo:paragraph-rsid="0014fcec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style:text-underline-style="none" officeooo:rsid="0014fcec" officeooo:paragraph-rsid="0014fcec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883ea" officeooo:paragraph-rsid="001883ea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83ea" officeooo:paragraph-rsid="001883ea" style:font-size-asian="12.25pt" style:font-size-complex="14pt"/>
    </style:style>
    <style:style style:name="T1" style:family="text">
      <style:text-properties officeooo:rsid="00159a91"/>
    </style:style>
    <style:style style:name="T2" style:family="text">
      <style:text-properties officeooo:rsid="0015d7b8"/>
    </style:style>
    <style:style style:name="T3" style:family="text">
      <style:text-properties officeooo:rsid="00188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6">Dictionnaire de données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5">Nom de la donnée</text:p>
          </table:table-cell>
          <table:table-cell table:style-name="Tableau1.A2" office:value-type="string">
            <text:p text:style-name="P5">Description</text:p>
          </table:table-cell>
          <table:table-cell table:style-name="Tableau1.C2" office:value-type="string">
            <text:p text:style-name="P7">Exemple</text:p>
          </table:table-cell>
        </table:table-row>
        <table:table-row table:style-name="TableLine94578076488160">
          <table:table-cell table:style-name="Tableau1.A9" office:value-type="string">
            <text:p text:style-name="P2">Catégories</text:p>
          </table:table-cell>
          <table:table-cell table:style-name="Tableau1.B3" office:value-type="string">
            <text:p text:style-name="P3">Définit la catégorie du produit.</text:p>
          </table:table-cell>
          <table:table-cell table:style-name="Tableau1.C3" office:value-type="string">
            <text:p text:style-name="P8">Machines, Instrument</text:p>
          </table:table-cell>
        </table:table-row>
        <table:table-row table:style-name="TableLine94578076489680">
          <table:table-cell table:style-name="Tableau1.A9" office:value-type="string">
            <text:p text:style-name="P2">Produit</text:p>
          </table:table-cell>
          <table:table-cell table:style-name="Tableau1.B4" office:value-type="string">
            <text:p text:style-name="P3">Définit le nom du produit, sa quantité, sa description, etc...</text:p>
          </table:table-cell>
          <table:table-cell table:style-name="Tableau1.C4" office:value-type="string">
            <text:p text:style-name="P8">Scie à chantourner</text:p>
          </table:table-cell>
        </table:table-row>
        <table:table-row table:style-name="TableLine94578076490352">
          <table:table-cell table:style-name="Tableau1.A9" office:value-type="string">
            <text:p text:style-name="P2">Fournisseur</text:p>
          </table:table-cell>
          <table:table-cell table:style-name="Tableau1.B5" office:value-type="string">
            <text:p text:style-name="P4">Définit les différents fournisseurs qui existent et qui peuvent fournir les différents produits.</text:p>
          </table:table-cell>
          <table:table-cell table:style-name="Tableau1.C5" office:value-type="string">
            <text:p text:style-name="P8">Samco, Syderic</text:p>
          </table:table-cell>
        </table:table-row>
        <table:table-row table:style-name="TableLine94578076491056">
          <table:table-cell table:style-name="Tableau1.A9" office:value-type="string">
            <text:p text:style-name="P2">Boites</text:p>
          </table:table-cell>
          <table:table-cell table:style-name="Tableau1.B6" office:value-type="string">
            <text:p text:style-name="P3">Définit les produits que contient la boite, ainsi que la zone a laquelle elle appartient.</text:p>
          </table:table-cell>
          <table:table-cell table:style-name="Tableau1.C6" office:value-type="string">
            <text:p text:style-name="P8">Boite de vis</text:p>
          </table:table-cell>
        </table:table-row>
        <table:table-row table:style-name="TableLine94578076491840">
          <table:table-cell table:style-name="Tableau1.A9" office:value-type="string">
            <text:p text:style-name="P2">Utilisateurs</text:p>
          </table:table-cell>
          <table:table-cell table:style-name="Tableau1.B7" office:value-type="string">
            <text:p text:style-name="P3">Définit les utilisateurs qui peuvent accéder à la base de donnée, <text:span text:style-name="T1">ainsi que les informations personnelles correspondantes.</text:span></text:p>
          </table:table-cell>
          <table:table-cell table:style-name="Tableau1.C7" office:value-type="string">
            <text:p text:style-name="P8">Administrateur</text:p>
          </table:table-cell>
        </table:table-row>
        <table:table-row table:style-name="TableLine94578076492624">
          <table:table-cell table:style-name="Tableau1.A9" office:value-type="string">
            <text:p text:style-name="P2">Zone</text:p>
          </table:table-cell>
          <table:table-cell table:style-name="Tableau1.B8" office:value-type="string">
            <text:p text:style-name="P3">Définit <text:span text:style-name="T1">les zones dans lesquelles peuvent se trouver les boites de produits.</text:span></text:p>
          </table:table-cell>
          <table:table-cell table:style-name="Tableau1.C8" office:value-type="string">
            <text:p text:style-name="P8">Zone01</text:p>
          </table:table-cell>
        </table:table-row>
        <table:table-row table:style-name="TableLine94578076493408">
          <table:table-cell table:style-name="Tableau1.A9" office:value-type="string">
            <text:p text:style-name="P2">Salle</text:p>
          </table:table-cell>
          <table:table-cell table:style-name="Tableau1.B9" office:value-type="string">
            <text:p text:style-name="P4">Définit les salles qui existent dans les zones.</text:p>
          </table:table-cell>
          <table:table-cell table:style-name="Tableau1.C9" office:value-type="string">
            <text:p text:style-name="P8">Verdi</text:p>
          </table:table-cell>
        </table:table-row>
        <table:table-row table:style-name="TableLine94578076494384">
          <table:table-cell table:style-name="Tableau1.A10" office:value-type="string">
            <text:p text:style-name="P2">Bâtiment</text:p>
          </table:table-cell>
          <table:table-cell table:style-name="Tableau1.B10" office:value-type="string">
            <text:p text:style-name="P4">Définit les bâtiments dans le<text:span text:style-name="T2">s</text:span>quels peuvent se trouver les salles.</text:p>
          </table:table-cell>
          <table:table-cell table:style-name="Tableau1.C10" office:value-type="string">
            <text:p text:style-name="P8">Debuss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55:54.690625054</meta:creation-date>
    <dc:date>2023-01-12T17:54:57.691956902</dc:date>
    <meta:editing-duration>PT50M22S</meta:editing-duration>
    <meta:editing-cycles>5</meta:editing-cycles>
    <meta:generator>LibreOffice/7.3.5.2$Linux_X86_64 LibreOffice_project/30$Build-2</meta:generator>
    <meta:document-statistic meta:table-count="1" meta:image-count="0" meta:object-count="0" meta:page-count="1" meta:paragraph-count="28" meta:word-count="121" meta:character-count="806" meta:non-whitespace-character-count="713"/>
  </office:meta>
</office:document-meta>
</file>